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style:font-name-asian="Webdings" style:font-size-asian="7pt" style:font-name-complex="Webdings" style:font-size-complex="7pt"/>
    </style:style>
    <style:style style:name="P6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>
        <style:tab-stops>
          <style:tab-stop style:position="0.1299in"/>
          <style:tab-stop style:position="0.4472in"/>
        </style:tab-stops>
      </style:paragraph-properties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style:font-name-asian="Webdings" style:font-size-asian="16pt" style:font-name-complex="Webdings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>
      <style:paragraph-properties fo:text-align="center"/>
    </style:style>
    <style:style style:name="T1" style:family="text">
      <style:text-properties style:font-name="Webdings" style:font-name-asian="Webdings" style:font-name-complex="Webdings"/>
    </style:style>
    <style:style style:name="T2" style:family="text">
      <style:text-properties style:font-name-asian="Webdings" style:font-name-complex="Webdings"/>
    </style:style>
    <style:style style:name="T3" style:family="text">
      <style:text-properties fo:color="#ff0000" fo:font-style="normal" style:font-name-asian="Webdings" style:font-style-asian="normal" style:font-name-complex="Webdings" style:font-style-complex="normal"/>
    </style:style>
    <style:style style:name="T4" style:family="text">
      <style:text-properties style:font-name="Arial" fo:font-size="10pt" style:font-size-asian="10pt" style:font-size-complex="10pt"/>
    </style:style>
    <style:style style:name="fr1" style:family="graphic" style:parent-style-name="OLE">
      <style:graphic-properties style:wrap="run-through" style:number-wrapped-paragraphs="no-limit" style:vertical-pos="from-top" style:vertical-rel="page" style:horizontal-pos="center" style:horizontal-rel="page" fo:background-color="#ffffff" style:background-transparency="100%" style:shadow="none" draw:ole-draw-aspect="1">
        <style:background-image/>
      </style:graphic-properties>
    </style: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y="3.3in" svg:width="3in" svg:height="0.3299in" draw:z-index="1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ct2" text:anchor-type="page" text:anchor-page-number="2" svg:y="3.5in" svg:width="3in" svg:height="0.3299in" draw:z-index="5">
        <draw:object xlink:href="./Object 2" xlink:type="simple" xlink:show="embed" xlink:actuate="onLoad"/>
        <draw:image xlink:href="./ObjectReplacements/Object 2" xlink:type="simple" xlink:show="embed" xlink:actuate="onLoad"/>
        <svg:desc>OLE-object</svg:desc>
      </draw:frame>
      <draw:frame draw:style-name="fr1" draw:name="Object3" text:anchor-type="page" text:anchor-page-number="3" svg:y="3.5in" svg:width="3in" svg:height="0.3299in" draw:z-index="10">
        <draw:object xlink:href="./Object 3" xlink:type="simple" xlink:show="embed" xlink:actuate="onLoad"/>
        <draw:image xlink:href="./ObjectReplacements/Object 3" xlink:type="simple" xlink:show="embed" xlink:actuate="onLoad"/>
        <svg:desc>OLE-object</svg:desc>
      </draw:frame>
      <draw:frame draw:style-name="fr1" draw:name="Object4" text:anchor-type="page" text:anchor-page-number="4" svg:y="3.5in" svg:width="3in" svg:height="0.3299in" draw:z-index="11">
        <draw:object xlink:href="./Object 4" xlink:type="simple" xlink:show="embed" xlink:actuate="onLoad"/>
        <draw:image xlink:href="./ObjectReplacements/Object 4" xlink:type="simple" xlink:show="embed" xlink:actuate="onLoad"/>
        <svg:desc>OLE-object</svg:desc>
      </draw:frame>
      <draw:line text:anchor-type="page" text:anchor-page-number="1" draw:z-index="0" draw:style-name="gr1" draw:text-style-name="P11" svg:x1="0.1252in" svg:y1="3in" svg:x2="3.8752in" svg:y2="3in">
        <text:p/>
      </draw:line>
      <draw:frame text:anchor-type="page" text:anchor-page-number="1" draw:z-index="2" draw:style-name="gr2" svg:width="2.3961in" svg:height="0.5453in" draw:transform="rotate (-3.14159265358979) translate (3.19791666666667in 1.74513888888889in)">
        <draw:text-box>
          <text:p text:style-name="P11"><text:span text:style-name="T4">Iowa Scaled Engineering, LLC</text:span></text:p>
          <text:p text:style-name="P11"><text:span text:style-name="T4">12395 Gull Lane, Peyton CO 80831</text:span></text:p>
          <text:p text:style-name="P11"><text:span text:style-name="T4">http://iascaled.com/</text:span></text:p>
        </draw:text-box>
      </draw:frame>
      <draw:frame text:anchor-type="page" text:anchor-page-number="2" draw:z-index="3" draw:style-name="gr2" svg:width="2.3961in" svg:height="0.5453in" draw:transform="rotate (-3.14159265358979) translate (3.19791666666667in 1.74513888888889in)">
        <draw:text-box>
          <text:p text:style-name="P11"><text:span text:style-name="T4">Iowa Scaled Engineering, LLC</text:span></text:p>
          <text:p text:style-name="P11"><text:span text:style-name="T4">12395 Gull Lane, Peyton CO 80831</text:span></text:p>
          <text:p text:style-name="P11"><text:span text:style-name="T4">http://iascaled.com/</text:span></text:p>
        </draw:text-box>
      </draw:frame>
      <draw:line text:anchor-type="page" text:anchor-page-number="2" draw:z-index="4" draw:style-name="gr1" draw:text-style-name="P11" svg:x1="0.1252in" svg:y1="3in" svg:x2="3.8752in" svg:y2="3in">
        <text:p/>
      </draw:line>
      <draw:frame text:anchor-type="page" text:anchor-page-number="3" draw:z-index="6" draw:style-name="gr2" svg:width="2.3961in" svg:height="0.5453in" draw:transform="rotate (-3.14159265358979) translate (3.19791666666667in 1.74513888888889in)">
        <draw:text-box>
          <text:p text:style-name="P11"><text:span text:style-name="T4">Iowa Scaled Engineering, LLC</text:span></text:p>
          <text:p text:style-name="P11"><text:span text:style-name="T4">12395 Gull Lane, Peyton CO 80831</text:span></text:p>
          <text:p text:style-name="P11"><text:span text:style-name="T4">http://iascaled.com/</text:span></text:p>
        </draw:text-box>
      </draw:frame>
      <draw:frame text:anchor-type="page" text:anchor-page-number="4" draw:z-index="7" draw:style-name="gr2" svg:width="2.3961in" svg:height="0.5453in" draw:transform="rotate (-3.14159265358979) translate (3.19791666666667in 1.74513888888889in)">
        <draw:text-box>
          <text:p text:style-name="P11"><text:span text:style-name="T4">Iowa Scaled Engineering, LLC</text:span></text:p>
          <text:p text:style-name="P11"><text:span text:style-name="T4">12395 Gull Lane, Peyton CO 80831</text:span></text:p>
          <text:p text:style-name="P11"><text:span text:style-name="T4">http://iascaled.com/</text:span></text:p>
        </draw:text-box>
      </draw:frame>
      <draw:line text:anchor-type="page" text:anchor-page-number="3" draw:z-index="8" draw:style-name="gr1" draw:text-style-name="P11" svg:x1="0.1252in" svg:y1="3in" svg:x2="3.8752in" svg:y2="3in">
        <text:p/>
      </draw:line>
      <draw:line text:anchor-type="page" text:anchor-page-number="4" draw:z-index="9" draw:style-name="gr1" draw:text-style-name="P11" svg:x1="0.1252in" svg:y1="3in" svg:x2="3.8752in" svg:y2="3in">
        <text:p/>
      </draw:lin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5">MRServo is a low-cost, low-profile, slow motion model railroad switch machine. Using inexpensive and small RC servos, MRServo provides a cost-effective way to add slow-motion turnouts to your layout.</text:p>
      <text:p text:style-name="P2"/>
      <text:p text:style-name="P6"><text:span text:style-name="T1"><text:tab/></text:span><text:span text:style-name="T1"><text:tab/></text:span>MRServo-1<text:line-break/><text:tab/><text:tab/>Cost-effective, reliable slow motion turnout drive</text:p>
      <text:p text:style-name="P6"><text:span text:style-name="T1"><text:tab/></text:span><text:tab/>MRServo-2<text:line-break/><text:tab/><text:tab/>Includes two sets of accessory contacts (DPDT)</text:p>
      <text:p text:style-name="P6"><text:span text:style-name="T1"><text:tab/></text:span><text:span text:style-name="T2"><text:tab/>MRServo-3<text:line-break/><text:tab/><text:tab/>Includes PowerFrog and one set of accessory contacts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5">MRServo is a low-cost, low-profile, slow motion model railroad switch machine. Using inexpensive and small RC servos, MRServo provides a cost-effective way to add slow-motion turnouts to your layout.</text:p>
      <text:p text:style-name="P8"/>
      <text:p text:style-name="P9">MRServo-1</text:p>
      <text:p text:style-name="P8"/>
      <text:p text:style-name="P8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5">MRServo is a low-cost, low-profile, slow motion model railroad switch machine. Using inexpensive and small RC servos, MRServo provides a cost-effective way to add slow-motion turnouts to your layout.</text:p>
      <text:p text:style-name="P8"/>
      <text:p text:style-name="P9">MRServo-2</text:p>
      <text:p text:style-name="P8"/>
      <text:p text:style-name="P8">Includes 2 sets of accessory contacts (DPDT)</text:p>
      <text:p text:style-name="P8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5">MRServo is a low-cost, low-profile, slow motion model railroad switch machine. Using inexpensive and small RC servos, MRServo provides a cost-effective way to add slow-motion turnouts to your layout.</text:p>
      <text:p text:style-name="P8"/>
      <text:p text:style-name="P9">MRServo-3</text:p>
      <text:p text:style-name="P8"/>
      <text:p text:style-name="P4"><text:span text:style-name="T2">Includes </text:span><text:span text:style-name="T3">PowerFrog</text:span><text:span text:style-name="T2">, the most reliable, short-proof power routing technology for solid frog turnouts.</text:span></text:p>
      <text:p text:style-name="P8">Also includes 1 set of accessory contacts (SPD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3.5$Linux_X86_64 LibreOffice_project/350m1$Build-2</meta:generator>
    <dc:date>2013-04-28T19:40:36</dc:date>
    <meta:editing-duration>PT30M36S</meta:editing-duration>
    <meta:editing-cycles>9</meta:editing-cycles>
    <meta:printed-by>Michael Petersen</meta:printed-by>
    <meta:print-date>2013-04-28T09:34:21</meta:print-date>
    <meta:document-statistic meta:table-count="0" meta:image-count="0" meta:object-count="4" meta:page-count="4" meta:paragraph-count="17" meta:word-count="198" meta:character-count="1352" meta:non-whitespace-character-count="11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